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42.89mm" svg:height="175.13mm" svg:x="209.75mm" svg:y="6.28mm">
            <loext:p draw:notify-on-update-of-ranges="Feuille1.A2:Feuille1.A8 Feuille1.B1:Feuille1.B1 Feuille1.B2:Feuille1.B8 Feuille1.C1:Feuille1.C1 Feuille1.C2:Feuille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1.52mm" svg:height="173.6mm" svg:x="38.48mm" svg:y="8.53mm">
            <loext:p draw:notify-on-update-of-ranges="Feuille1.A1:Feuille1.A1 Feuille1.A2:Feuille1.A8 Feuille1.D1:Feuille1.D1 Feuille1.D2:Feuille1.D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épertoir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Debug/Release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0.276311" calcext:value-type="float">
            <text:p>10.276311</text:p>
          </table:table-cell>
          <table:table-cell office:value-type="float" office:value="2.060581" calcext:value-type="float">
            <text:p>2.060581</text:p>
          </table:table-cell>
          <table:table-cell table:formula="of:=[.B2]/[.C2]" office:value-type="float" office:value="4.98709393127472" calcext:value-type="float">
            <text:p>4.9870939313</text:p>
          </table:table-cell>
        </table:table-row>
        <table:table-row table:style-name="ro1">
          <table:table-cell office:value-type="string" calcext:value-type="string">
            <text:p>android-studio</text:p>
          </table:table-cell>
          <table:table-cell office:value-type="float" office:value="2.16603" calcext:value-type="float">
            <text:p>2.16603</text:p>
          </table:table-cell>
          <table:table-cell office:value-type="float" office:value="0.365237" calcext:value-type="float">
            <text:p>0.365237</text:p>
          </table:table-cell>
          <table:table-cell table:formula="of:=[.B3]/[.C3]" office:value-type="float" office:value="5.93047801838259" calcext:value-type="float">
            <text:p>5.9304780184</text:p>
          </table:table-cell>
        </table:table-row>
        <table:table-row table:style-name="ro1">
          <table:table-cell office:value-type="string" calcext:value-type="string">
            <text:p>bin</text:p>
          </table:table-cell>
          <table:table-cell office:value-type="float" office:value="0.716403" calcext:value-type="float">
            <text:p>0.716403</text:p>
          </table:table-cell>
          <table:table-cell office:value-type="float" office:value="0.137422" calcext:value-type="float">
            <text:p>0.137422</text:p>
          </table:table-cell>
          <table:table-cell table:formula="of:=[.B4]/[.C4]" office:value-type="float" office:value="5.21316092037665" calcext:value-type="float">
            <text:p>5.2131609204</text:p>
          </table:table-cell>
        </table:table-row>
        <table:table-row table:style-name="ro1">
          <table:table-cell office:value-type="string" calcext:value-type="string">
            <text:p>Documents</text:p>
          </table:table-cell>
          <table:table-cell office:value-type="float" office:value="3.410844" calcext:value-type="float">
            <text:p>3.410844</text:p>
          </table:table-cell>
          <table:table-cell office:value-type="float" office:value="0.910958" calcext:value-type="float">
            <text:p>0.910958</text:p>
          </table:table-cell>
          <table:table-cell table:formula="of:=[.B5]/[.C5]" office:value-type="float" office:value="3.74423848300361" calcext:value-type="float">
            <text:p>3.744238483</text:p>
          </table:table-cell>
        </table:table-row>
        <table:table-row table:style-name="ro1">
          <table:table-cell office:value-type="string" calcext:value-type="string">
            <text:p>Dropbox</text:p>
          </table:table-cell>
          <table:table-cell office:value-type="float" office:value="0.863387" calcext:value-type="float">
            <text:p>0.863387</text:p>
          </table:table-cell>
          <table:table-cell office:value-type="float" office:value="0.238584" calcext:value-type="float">
            <text:p>0.238584</text:p>
          </table:table-cell>
          <table:table-cell table:formula="of:=[.B6]/[.C6]" office:value-type="float" office:value="3.61879673406431" calcext:value-type="float">
            <text:p>3.6187967341</text:p>
          </table:table-cell>
        </table:table-row>
        <table:table-row table:style-name="ro1">
          <table:table-cell office:value-type="string" calcext:value-type="string">
            <text:p>Images</text:p>
          </table:table-cell>
          <table:table-cell office:value-type="float" office:value="0.245677" calcext:value-type="float">
            <text:p>0.245677</text:p>
          </table:table-cell>
          <table:table-cell office:value-type="float" office:value="0.184559" calcext:value-type="float">
            <text:p>0.184559</text:p>
          </table:table-cell>
          <table:table-cell table:formula="of:=[.B7]/[.C7]" office:value-type="float" office:value="1.33115697419253" calcext:value-type="float">
            <text:p>1.3311569742</text:p>
          </table:table-cell>
        </table:table-row>
        <table:table-row table:style-name="ro1">
          <table:table-cell office:value-type="string" calcext:value-type="string">
            <text:p>Musique</text:p>
          </table:table-cell>
          <table:table-cell office:value-type="float" office:value="0.371217" calcext:value-type="float">
            <text:p>0.371217</text:p>
          </table:table-cell>
          <table:table-cell office:value-type="float" office:value="0.133323" calcext:value-type="float">
            <text:p>0.133323</text:p>
          </table:table-cell>
          <table:table-cell table:formula="of:=[.B8]/[.C8]" office:value-type="float" office:value="2.78434328660471" calcext:value-type="float">
            <text:p>2.78434328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8">00.00.0000</text:date>, <text:time style:data-style-name="N2" text:time-value="16:37:03.771070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4:50:49.357822890</meta:creation-date>
    <dc:date>2018-07-08T17:15:52.696001293</dc:date>
    <meta:editing-duration>PT1H32M17S</meta:editing-duration>
    <meta:editing-cycles>14</meta:editing-cycles>
    <meta:generator>LibreOffice/5.1.6.2$Linux_X86_64 LibreOffice_project/10m0$Build-2</meta:generator>
    <meta:document-statistic meta:table-count="1" meta:cell-count="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2pt" style:font-size-asian="10pt" style:font-size-complex="10pt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2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9cm" svg:height="17.514cm" xlink:href=".." xlink:type="simple" chart:class="chart:bar" chart:style-name="ch1">
        <chart:legend svg:x="16.533cm" svg:y="6.362cm" style:legend-expansion="custom" chartooo:width="4.405cm" chartooo:height="2.646cm" style:legend-expansion-aspect-ratio="1.66477702191988" chart:style-name="ch2"/>
        <chart:plot-area chart:style-name="ch3" table:cell-range-address="Feuille1.A1:Feuille1.C8" chart:data-source-has-labels="both" svg:x="1.949cm" svg:y="0.226cm" svg:width="21.813cm" svg:height="17.209cm">
          <chartooo:coordinate-region svg:x="2.57cm" svg:y="0.226cm" svg:width="21.192cm" svg:height="13.666cm"/>
          <chart:axis chart:dimension="x" chart:name="primary-x" chart:style-name="ch4" chartooo:axis-type="auto">
            <chartooo:date-scale/>
            <chart:categories table:cell-range-address="Feuille1.A2:Feuille1.A8"/>
          </chart:axis>
          <chart:axis chart:dimension="y" chart:name="primary-y" chart:style-name="ch5">
            <chart:title svg:x="0.368cm" svg:y="11.996cm" chart:style-name="ch6">
              <text:p>Temps d'exécution en secondes</text:p>
            </chart:title>
            <chart:grid chart:style-name="ch7" chart:class="major"/>
          </chart:axis>
          <chart:series chart:style-name="ch8" chart:values-cell-range-address="Feuille1.B2:Feuille1.B8" chart:label-cell-address="Feuille1.B1:Feuille1.B1" chart:class="chart:bar">
            <chart:data-point chart:repeated="7"/>
          </chart:series>
          <chart:series chart:style-name="ch9" chart:values-cell-range-address="Feuille1.C2:Feuille1.C8" chart:label-cell-address="Feuille1.C1:Feuille1.C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bug</text:p>
                <draw:g>
                  <svg:desc>Feuille1.B1:Feuille1.B1</svg:desc>
                </draw:g>
              </table:table-cell>
              <table:table-cell office:value-type="string">
                <text:p>Release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droid</text:p>
                <draw:g>
                  <svg:desc>Feuille1.A2:Feuille1.A8</svg:desc>
                </draw:g>
              </table:table-cell>
              <table:table-cell office:value-type="float" office:value="10.276311">
                <text:p>10.276311</text:p>
                <draw:g>
                  <svg:desc>Feuille1.B2:Feuille1.B8</svg:desc>
                </draw:g>
              </table:table-cell>
              <table:table-cell office:value-type="float" office:value="2.060581">
                <text:p>2.060581</text:p>
                <draw:g>
                  <svg:desc>Feuille1.C2:Feuille1.C8</svg:desc>
                </draw:g>
              </table:table-cell>
            </table:table-row>
            <table:table-row>
              <table:table-cell office:value-type="string">
                <text:p>android-studio</text:p>
              </table:table-cell>
              <table:table-cell office:value-type="float" office:value="2.16603">
                <text:p>2.16603</text:p>
              </table:table-cell>
              <table:table-cell office:value-type="float" office:value="0.365237">
                <text:p>0.365237</text:p>
              </table:table-cell>
            </table:table-row>
            <table:table-row>
              <table:table-cell office:value-type="string">
                <text:p>bin</text:p>
              </table:table-cell>
              <table:table-cell office:value-type="float" office:value="0.716403">
                <text:p>0.716403</text:p>
              </table:table-cell>
              <table:table-cell office:value-type="float" office:value="0.137422">
                <text:p>0.137422</text:p>
              </table:table-cell>
            </table:table-row>
            <table:table-row>
              <table:table-cell office:value-type="string">
                <text:p>Documents</text:p>
              </table:table-cell>
              <table:table-cell office:value-type="float" office:value="3.410844">
                <text:p>3.410844</text:p>
              </table:table-cell>
              <table:table-cell office:value-type="float" office:value="0.910958">
                <text:p>0.910958</text:p>
              </table:table-cell>
            </table:table-row>
            <table:table-row>
              <table:table-cell office:value-type="string">
                <text:p>Dropbox</text:p>
              </table:table-cell>
              <table:table-cell office:value-type="float" office:value="0.863387">
                <text:p>0.863387</text:p>
              </table:table-cell>
              <table:table-cell office:value-type="float" office:value="0.238584">
                <text:p>0.238584</text:p>
              </table:table-cell>
            </table:table-row>
            <table:table-row>
              <table:table-cell office:value-type="string">
                <text:p>Images</text:p>
              </table:table-cell>
              <table:table-cell office:value-type="float" office:value="0.245677">
                <text:p>0.245677</text:p>
              </table:table-cell>
              <table:table-cell office:value-type="float" office:value="0.184559">
                <text:p>0.184559</text:p>
              </table:table-cell>
            </table:table-row>
            <table:table-row>
              <table:table-cell office:value-type="string">
                <text:p>Musique</text:p>
              </table:table-cell>
              <table:table-cell office:value-type="float" office:value="0.371217">
                <text:p>0.371217</text:p>
              </table:table-cell>
              <table:table-cell office:value-type="float" office:value="0.133323">
                <text:p>0.1333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2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53cm" svg:height="17.361cm" xlink:href=".." xlink:type="simple" chart:class="chart:bar" chart:style-name="ch1">
        <chart:legend svg:x="15.371cm" svg:y="2.199cm" style:legend-expansion="custom" chartooo:width="7.888cm" chartooo:height="1.868cm" style:legend-expansion-aspect-ratio="4.22269807280514" chart:style-name="ch2"/>
        <chart:plot-area chart:style-name="ch3" table:cell-range-address="Feuille1.A1:Feuille1.A8 Feuille1.D1:Feuille1.D8" chart:data-source-has-labels="both" svg:x="2.029cm" svg:y="0.444cm" svg:width="21.638cm" svg:height="16.665cm">
          <chartooo:coordinate-region svg:x="2.465cm" svg:y="0.644cm" svg:width="21.202cm" svg:height="12.922cm"/>
          <chart:axis chart:dimension="x" chart:name="primary-x" chart:style-name="ch4" chartooo:axis-type="auto">
            <chartooo:date-scale/>
            <chart:categories table:cell-range-address="Feuille1.A2:Feuille1.A8"/>
          </chart:axis>
          <chart:axis chart:dimension="y" chart:name="primary-y" chart:style-name="ch5">
            <chart:title svg:x="0.426cm" svg:y="12.306cm" chart:style-name="ch6">
              <text:p>Rapport Temps Debug / Temps Release</text:p>
            </chart:title>
            <chart:grid chart:style-name="ch7" chart:class="major"/>
          </chart:axis>
          <chart:series chart:style-name="ch8" chart:values-cell-range-address="Feuille1.D2:Feuille1.D8" chart:label-cell-address="Feuille1.D1:Feuille1.D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bug/Release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droid</text:p>
                <draw:g>
                  <svg:desc>Feuille1.A2:Feuille1.A8</svg:desc>
                </draw:g>
              </table:table-cell>
              <table:table-cell office:value-type="float" office:value="4.98709393127472">
                <text:p>4.98709393127472</text:p>
                <draw:g>
                  <svg:desc>Feuille1.D2:Feuille1.D8</svg:desc>
                </draw:g>
              </table:table-cell>
            </table:table-row>
            <table:table-row>
              <table:table-cell office:value-type="string">
                <text:p>android-studio</text:p>
              </table:table-cell>
              <table:table-cell office:value-type="float" office:value="5.93047801838259">
                <text:p>5.93047801838259</text:p>
              </table:table-cell>
            </table:table-row>
            <table:table-row>
              <table:table-cell office:value-type="string">
                <text:p>bin</text:p>
              </table:table-cell>
              <table:table-cell office:value-type="float" office:value="5.21316092037665">
                <text:p>5.21316092037665</text:p>
              </table:table-cell>
            </table:table-row>
            <table:table-row>
              <table:table-cell office:value-type="string">
                <text:p>Documents</text:p>
              </table:table-cell>
              <table:table-cell office:value-type="float" office:value="3.74423848300361">
                <text:p>3.74423848300361</text:p>
              </table:table-cell>
            </table:table-row>
            <table:table-row>
              <table:table-cell office:value-type="string">
                <text:p>Dropbox</text:p>
              </table:table-cell>
              <table:table-cell office:value-type="float" office:value="3.61879673406431">
                <text:p>3.61879673406431</text:p>
              </table:table-cell>
            </table:table-row>
            <table:table-row>
              <table:table-cell office:value-type="string">
                <text:p>Images</text:p>
              </table:table-cell>
              <table:table-cell office:value-type="float" office:value="1.33115697419253">
                <text:p>1.33115697419253</text:p>
              </table:table-cell>
            </table:table-row>
            <table:table-row>
              <table:table-cell office:value-type="string">
                <text:p>Musique</text:p>
              </table:table-cell>
              <table:table-cell office:value-type="float" office:value="2.78434328660471">
                <text:p>2.784343286604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